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Bitstream Vera Sans Mono1"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Georgia" svg:font-family="Georgia" style:font-adornments="Grassetto Corsiv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Grassetto" style:font-family-generic="swiss" style:font-pitch="variable"/>
    <style:font-face style:name="Bitstream Vera Sans1" svg:font-family="'Bitstream Vera Sans'" style:font-adornments="Roman" style:font-family-generic="swiss" style:font-pitch="variable"/>
    <style:font-face style:name="Trebuchet MS" svg:font-family="'Trebuchet MS'" style:font-adornments="Normal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1.257cm" style:type="center"/>
          <style:tab-stop style:position="15.45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cm" fo:margin-right="0cm" fo:line-height="100%" fo:text-align="center" style:justify-single-word="false" fo:text-indent="0cm" style:auto-text-indent="false"/>
      <style:text-properties style:font-name="Bitstream Vera Sans2"/>
    </style:style>
    <style:style style:name="P5" style:family="paragraph" style:parent-style-name="Standard">
      <style:paragraph-properties fo:margin-left="0cm" fo:margin-right="0cm" fo:line-height="100%" fo:text-align="center" style:justify-single-word="false" fo:text-indent="0cm" style:auto-text-indent="false"/>
      <style:text-properties style:font-name="Bitstream Vera Sans2" fo:font-size="54pt" fo:font-weight="bold" style:font-size-asian="54pt" style:font-weight-asian="bold" style:font-size-complex="54pt" style:font-weight-complex="bold"/>
    </style:style>
    <style:style style:name="P6" style:family="paragraph" style:parent-style-name="Standard">
      <style:paragraph-properties fo:margin-left="0cm" fo:margin-right="0cm" fo:line-height="100%" fo:text-align="center" style:justify-single-word="false" fo:text-indent="0cm" style:auto-text-indent="false"/>
      <style:text-properties style:font-name="Bitstream Vera Sans2" fo:font-size="18pt" style:font-size-asian="18pt" style:font-size-complex="18pt"/>
    </style:style>
    <style:style style:name="P7" style:family="paragraph" style:parent-style-name="Standard">
      <style:paragraph-properties fo:margin-left="0cm" fo:margin-right="0cm" fo:line-height="100%" fo:text-align="center" style:justify-single-word="false" fo:text-indent="0cm" style:auto-text-indent="false"/>
      <style:text-properties style:font-name="Bitstream Vera Sans2" fo:font-size="26pt" fo:font-weight="bold" style:font-size-asian="26pt" style:font-weight-asian="bold" style:font-size-complex="26pt" style:font-weight-complex="bold"/>
    </style:style>
    <style:style style:name="P8" style:family="paragraph" style:parent-style-name="Standard">
      <style:paragraph-properties fo:margin-left="0cm" fo:margin-right="0cm" fo:line-height="100%" fo:text-align="center" style:justify-single-word="false" fo:text-indent="0cm" style:auto-text-indent="false"/>
      <style:text-properties style:font-name="Bitstream Vera Serif1" fo:font-size="26pt" fo:font-style="normal" style:font-size-asian="26pt" style:font-style-asian="normal" style:font-size-complex="26pt" style:font-style-complex="normal"/>
    </style:style>
    <style:style style:name="P9" style:family="paragraph" style:parent-style-name="Standard">
      <style:paragraph-properties fo:margin-left="0cm" fo:margin-right="0cm" fo:line-height="100%" fo:text-align="center" style:justify-single-word="false" fo:text-indent="0cm" style:auto-text-indent="false"/>
      <style:text-properties style:font-name="Bitstream Vera Serif1" fo:font-size="16pt" fo:font-style="italic" style:font-size-asian="16pt" style:font-style-asian="italic" style:font-size-complex="16pt" style:font-style-complex="italic"/>
    </style:style>
    <style:style style:name="P10" style:family="paragraph" style:parent-style-name="Standard">
      <style:paragraph-properties fo:margin-left="0cm" fo:margin-right="0cm" fo:line-height="100%" fo:text-align="center" style:justify-single-word="false" fo:text-indent="0cm" style:auto-text-indent="false"/>
      <style:text-properties style:font-name="Bitstream Vera Serif1"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line-height="100%" fo:text-indent="0cm" style:auto-text-indent="false"/>
      <style:text-properties fo:font-size="7pt" style:font-size-asian="7pt" style:font-size-complex="7pt"/>
    </style:style>
    <style:style style:name="P12" style:family="paragraph" style:parent-style-name="Standard">
      <style:text-properties style:font-name="Bitstream Vera Sans2" fo:font-weight="bold" style:font-weight-asian="bold" style:font-weight-complex="bold"/>
    </style:style>
    <style:style style:name="P13" style:family="paragraph" style:parent-style-name="Standard">
      <style:paragraph-properties fo:line-height="100%"/>
      <style:text-properties fo:font-size="7pt" style:font-size-asian="7pt" style:font-size-complex="7pt"/>
    </style:style>
    <style:style style:name="P14" style:family="paragraph" style:parent-style-name="Standard">
      <style:paragraph-properties fo:margin-left="0cm" fo:margin-right="0cm" fo:margin-top="0.423cm" fo:margin-bottom="0.212cm" fo:line-height="120%" fo:text-align="justify" style:justify-single-word="false" fo:text-indent="0cm" style:auto-text-indent="true"/>
    </style:style>
    <style:style style:name="P15" style:family="paragraph" style:parent-style-name="Contents_20_1">
      <style:paragraph-properties>
        <style:tab-stops>
          <style:tab-stop style:position="11.241cm" style:type="right" style:leader-style="dotted" style:leader-text="."/>
        </style:tab-stops>
      </style:paragraph-properties>
    </style:style>
    <style:style style:name="P16" style:family="paragraph" style:parent-style-name="Contents_20_2">
      <style:paragraph-properties>
        <style:tab-stops>
          <style:tab-stop style:position="10.742cm" style:type="right" style:leader-style="dotted" style:leader-text="."/>
        </style:tab-stops>
      </style:paragraph-properties>
    </style:style>
    <style:style style:name="P17" style:family="paragraph" style:parent-style-name="Standard" style:master-page-name="First_20_Page">
      <style:paragraph-properties fo:margin-left="0cm" fo:margin-right="0cm" fo:line-height="100%" fo:text-indent="0cm" style:auto-text-indent="false" style:page-number="auto"/>
      <style:text-properties style:font-name="Bitstream Vera Sans2"/>
    </style:style>
    <style:style style:name="P18"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style:font-name="Bitstream Vera Serif1" fo:font-size="10pt" fo:font-style="italic" style:font-size-asian="10pt" style:font-style-asian="italic" style:font-size-complex="10pt" style:font-style-complex="italic"/>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line-height="100%" fo:text-indent="0cm" style:auto-text-indent="false"/>
      <style:text-properties style:font-name="Bitstream Vera Serif" fo:font-size="7pt" style:font-size-asian="7pt" style:font-size-complex="7pt"/>
    </style:style>
    <style:style style:name="P21" style:family="paragraph" style:parent-style-name="Standard">
      <style:text-properties style:font-name="Bitstream Vera Serif"/>
    </style:style>
    <style:style style:name="P22" style:family="paragraph" style:parent-style-name="Standard">
      <style:paragraph-properties fo:line-height="100%"/>
      <style:text-properties style:font-name="Bitstream Vera Serif" fo:font-size="7pt" style:font-size-asian="7pt" style:font-size-complex="7pt"/>
    </style:style>
    <style:style style:name="P23" style:family="paragraph" style:parent-style-name="Standard">
      <style:paragraph-properties fo:margin-left="1.251cm" fo:margin-right="0cm" fo:margin-top="0cm" fo:margin-bottom="0cm" fo:line-height="100%" fo:text-indent="0cm" style:auto-text-indent="false"/>
      <style:text-properties style:font-name="Bitstream Vera Serif" fo:font-size="7pt" style:font-size-asian="7pt" style:font-size-complex="7pt"/>
    </style:style>
    <style:style style:name="P24" style:family="paragraph" style:parent-style-name="Standard">
      <style:paragraph-properties fo:margin-top="0.24cm" fo:margin-bottom="0.161cm"/>
    </style:style>
    <style:style style:name="P25" style:family="paragraph" style:parent-style-name="List_20_1" style:list-style-name="L1"/>
    <style:style style:name="P26" style:family="paragraph" style:parent-style-name="Heading_20_1" style:master-page-name="Standard">
      <style:paragraph-properties style:page-number="1"/>
    </style:style>
    <style:style style:name="P27" style:family="paragraph" style:parent-style-name="Heading_20_1" style:master-page-name="Standard">
      <style:paragraph-properties fo:margin-left="0cm" fo:margin-right="0cm" fo:line-height="120%" fo:text-indent="0cm" style:auto-text-indent="true" style:page-number="1" fo:keep-with-next="always"/>
    </style:style>
    <style:style style:name="P28" style:family="paragraph" style:parent-style-name="Heading_20_1">
      <style:paragraph-properties fo:margin-left="0cm" fo:margin-right="0cm" fo:line-height="120%" fo:text-indent="0cm" style:auto-text-indent="true" fo:keep-with-next="always"/>
    </style:style>
    <style:style style:name="P29" style:family="paragraph" style:parent-style-name="Heading_20_1">
      <style:paragraph-properties fo:margin-left="0cm" fo:margin-right="0cm" fo:line-height="120%" fo:text-indent="0cm" style:auto-text-indent="true" fo:keep-with-next="always"/>
      <style:text-properties style:font-name-asian="MS Mincho" style:font-name-complex="Tahoma"/>
    </style:style>
    <style:style style:name="P30" style:family="paragraph" style:parent-style-name="Heading_20_1" style:master-page-name="Right_20_Page">
      <style:paragraph-properties style:page-number="auto"/>
    </style:style>
    <style:style style:name="P31" style:family="paragraph" style:parent-style-name="Contents_20_Heading" style:master-page-name="Index">
      <style:paragraph-properties style:page-number="1"/>
    </style:style>
    <style:style style:name="P32" style:family="paragraph" style:parent-style-name="Heading_20_2">
      <style:paragraph-properties fo:margin-left="0cm" fo:margin-right="0cm" fo:margin-top="0.423cm" fo:margin-bottom="0.212cm" fo:line-height="120%" fo:text-align="justify" style:justify-single-word="false" fo:text-indent="0cm" style:auto-text-indent="true" fo:keep-with-next="always"/>
    </style:style>
    <style:style style:name="P33" style:family="paragraph" style:parent-style-name="Heading_20_2">
      <style:paragraph-properties fo:margin-left="0cm" fo:margin-right="0cm" fo:margin-top="0.423cm" fo:margin-bottom="0.212cm" fo:line-height="120%" fo:text-align="justify" style:justify-single-word="false" fo:text-indent="0cm" style:auto-text-indent="true" fo:keep-with-next="always"/>
      <style:text-properties style:font-name-asian="MS Mincho" style:font-name-complex="Tahoma"/>
    </style:style>
    <style:style style:name="P34" style:family="paragraph" style:parent-style-name="list1" style:list-style-name="L1"/>
    <style:style style:name="P35" style:family="paragraph" style:parent-style-name="list1" style:list-style-name="L1">
      <style:paragraph-properties fo:margin-left="0.794cm" fo:margin-right="0cm" fo:margin-top="0cm" fo:margin-bottom="0.24cm" fo:line-height="120%" fo:text-align="justify" style:justify-single-word="false" fo:text-indent="-0.288cm" style:auto-text-indent="false"/>
      <style:text-properties style:font-name="Bitstream Vera Serif" fo:font-size="9pt"/>
    </style:style>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erif" fo:font-style="italic" style:font-style-asian="italic" style:font-style-complex="italic"/>
    </style:style>
    <style:style style:name="T4" style:family="text">
      <style:text-properties style:font-name="Bitstream Vera Serif" fo:font-style="normal" fo:font-weight="bold" style:font-style-asian="normal" style:font-weight-asian="bold" style:font-style-complex="normal" style:font-weight-complex="bold"/>
    </style:style>
    <style:style style:name="T5" style:family="text">
      <style:text-properties style:font-name="Bitstream Vera Serif" fo:font-size="9pt"/>
    </style:style>
    <style:style style:name="T6" style:family="text">
      <style:text-properties style:font-name="Bitstream Vera Serif" fo:font-size="9pt" style:font-name-complex="Tahoma1"/>
    </style:style>
    <style:style style:name="T7" style:family="text">
      <style:text-properties style:font-name="Bitstream Vera Sans Mono"/>
    </style:style>
    <style:style style:name="T8" style:family="text">
      <style:text-properties style:font-name="Bitstream Vera Sans Mono" fo:font-size="9pt" style:font-size-asian="9pt" style:font-size-complex="9pt"/>
    </style:style>
    <style:style style:name="T9" style:family="text">
      <style:text-properties style:font-name="Bitstream Vera Sans Mono" fo:font-size="9pt" fo:font-weight="bold" style:font-size-asian="9pt" style:font-weight-asian="bold" style:font-size-complex="9pt" style:font-weight-complex="bold"/>
    </style:style>
    <style:style style:name="T10" style:family="text">
      <style:text-properties style:font-name="Bitstream Vera Sans Mono" fo:font-weight="bold" style:font-weight-asian="bold" style:font-weight-complex="bold"/>
    </style:style>
    <style:style style:name="T11" style:family="text">
      <style:text-properties style:font-name="Bitstream Vera Sans2" fo:font-size="9pt" style:font-size-asian="9pt" style:font-size-complex="9pt"/>
    </style:style>
    <style:style style:name="T12" style:family="text">
      <style:text-properties style:font-name="Bitstream Vera Sans2" fo:font-size="9pt" style:text-underline-style="solid" style:text-underline-width="auto" style:text-underline-color="font-color" style:font-size-asian="9pt" style:font-size-complex="9pt"/>
    </style:style>
    <style:style style:name="T13" style:family="text">
      <style:text-properties style:font-name="Bitstream Vera Sans2" style:text-underline-style="solid" style:text-underline-width="auto" style:text-underline-color="font-color"/>
    </style:style>
    <style:style style:name="T14" style:family="text">
      <style:text-properties fo:font-size="9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
      <text:p text:style-name="P8"/>
      <text:p text:style-name="P8">Remo Dentato</text:p>
      <text:p text:style-name="P4"/>
      <text:p text:style-name="P4"/>
      <text:p text:style-name="P4"/>
      <text:p text:style-name="P4"/>
      <text:p text:style-name="P4"/>
      <text:p text:style-name="P5">C libutl</text:p>
      <text:p text:style-name="P9">speed up C development</text:p>
      <text:p text:style-name="P6"/>
      <text:p text:style-name="P6"/>
      <text:p text:style-name="P7">User's Manual</text:p>
      <text:p text:style-name="P10"/>
      <text:p text:style-name="P18"/>
      <text:p text:style-name="P10"/>
      <text:p text:style-name="P10"/>
      <text:p text:style-name="P10"/>
      <text:p text:style-name="P10"/>
      <text:p text:style-name="P10"/>
      <text:p text:style-name="P10"/>
      <text:p text:style-name="P10"/>
      <text:p text:style-name="P12">C libutl </text:p>
      <text:p text:style-name="P21">© 2009 by Remo Dentato</text:p>
      <text:p text:style-name="P21"/>
      <text:p text:style-name="P21">Content of this book refers to version <text:s/>1.0.</text:p>
      <text:p text:style-name="Standard"><text:span text:style-name="T2">Visit </text:span><text:span text:style-name="T12">http://clibutl.co.cc</text:span><text:span text:style-name="T2"> for the most up to date version </text:span></text:p>
      <text:p text:style-name="P21"/>
      <text:p text:style-name="P21"/>
      <text:p text:style-name="P21"/>
      <text:p text:style-name="P21"/>
      <text:p text:style-name="P21"/>
      <text:p text:style-name="P22">Text in this book is licensed under the </text:p>
      <text:p text:style-name="P13"><text:span text:style-name="T3"><text:s text:c="3"/></text:span><text:span text:style-name="T3"><draw:frame draw:style-name="fr1" draw:name="immagini1" text:anchor-type="as-char" svg:y="-0.423cm" svg:width="1.803cm" svg:height="0.635cm" draw:z-index="0"><draw:image xlink:href="Pictures/10000000000000580000001F593DED1A.png" xlink:type="simple" xlink:show="embed" xlink:actuate="onLoad"/></draw:frame></text:span><text:span text:style-name="T3"> </text:span><text:span text:style-name="T4">Creative Commons Attribution 3.0 Unported License.</text:span></text:p>
      <text:p text:style-name="P11"><text:span text:style-name="T2">to view a copy of this license, visit: <text:s text:c="2"/></text:span><text:span text:style-name="T13">http://creativecommons.org/licenses/by/3.0/</text:span></text:p>
      <text:p text:style-name="P22">The source code for the library and the examples licensed under the:</text:p>
      <text:p text:style-name="P13"><text:s text:c="19"/><draw:frame draw:style-name="fr2" draw:name="immagini2" text:anchor-type="as-char" svg:width="0.554cm" svg:height="0.554cm" draw:z-index="1"><draw:image xlink:href="Pictures/100000000000002800000028201EE7AF.png" xlink:type="simple" xlink:show="embed" xlink:actuate="onLoad"/></draw:frame> <text:span text:style-name="T4">BSD License</text:span></text:p>
      <text:p text:style-name="P11"><text:span text:style-name="T2">to view a copy of this license, visit: <text:s/></text:span><text:span text:style-name="T13">http://creativecommons.org/licenses/BSD/</text:span></text:p>
      <text:p text:style-name="P20">Alternatively, to get copy of the licences you can send a letter to:</text:p>
      <text:p text:style-name="P23">Creative Commons,</text:p>
      <text:p text:style-name="P23">171 Second Street, Suite 300,</text:p>
      <text:p text:style-name="P23">San Francisco, California, 94105, USA.</text:p>
      <text:p text:style-name="P13"/>
      <text:p text:style-name="P13"><text:soft-page-break/></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31">Table of Contents</text:p>
          </text:index-title>
          <text:p text:style-name="P15">1 <text:s/>Introduction<text:tab/>1</text:p>
          <text:p text:style-name="P15">2 <text:s/>Using clibutl<text:tab/>1</text:p>
          <text:p text:style-name="P15">3 <text:s/>General Utilities<text:tab/>3</text:p>
          <text:p text:style-name="P16">3.1 <text:s/>Debugging<text:tab/>3</text:p>
          <text:p text:style-name="P16">3.2 <text:s/>Unit testing<text:tab/>4</text:p>
          <text:p text:style-name="P16">3.3 <text:s/>Error handling<text:tab/>4</text:p>
          <text:p text:style-name="P16">3.4 <text:s/>Logging<text:tab/>4</text:p>
          <text:p text:style-name="P16">3.5 <text:s/>Finite State Machines<text:tab/>5</text:p>
          <text:p text:style-name="P16">3.6 <text:s/>Using utl.h<text:tab/>5</text:p>
          <text:p text:style-name="P15">4 <text:s/>Pattern Matching<text:tab/>7</text:p>
          <text:p text:style-name="P15">5 <text:s/>Strings<text:tab/>9</text:p>
          <text:p text:style-name="P15">6 <text:s/>Containers<text:tab/>11</text:p>
          <text:p text:style-name="P15">7 <text:s/>Examples<text:tab/>13</text:p>
          <text:p text:style-name="P16">7.1 <text:s/>pmx2c<text:tab/>13</text:p>
          <text:p text:style-name="P16">7.2 <text:s/>pmxshell<text:tab/>13</text:p>
          <text:p text:style-name="P16">7.3 <text:s/>uncomment<text:tab/>13</text:p>
          <text:p text:style-name="P16">7.4 <text:s/>fmt<text:tab/>13</text:p>
          <text:p text:style-name="P16">7.5 <text:s/>fsm<text:tab/>13</text:p>
        </text:index-body>
      </text:table-of-content>
      <text:p text:style-name="P13"/>
      <text:h text:style-name="P26" text:outline-level="1">Introduction</text:h>
      <text:p text:style-name="Standard">Dating back to 1972, C is one of the oldest programming languages still in wide use. </text:p>
      <text:p text:style-name="Standard">There are three main reasons for its longevity:</text:p>
      <text:list xml:id="list30142567" text:style-name="L1">
        <text:list-item>
          <text:p text:style-name="P34">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25">can be compiled to fast, compact assembler code. Critical components that require the maximum speed can be coded directly in C (e.g. a graphical engine for a game);</text:p>
        </text:list-item>
        <text:list-item>
          <text:p text:style-name="P35">it's available on a variety of platforms and can be used with other languages, giving the opportunity of writing portable, <text:s/>interoperable code<text:note text:id="ftn0"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drawbacks:</text:p>
      <text:list xml:id="list31448551" text:continue-numbering="true" text:style-name="L1">
        <text:list-item>
          <text:p text:style-name="P35">it has only basic data type of fixed size. This requires to manage <text:soft-page-break/>memory allocation / deallocation explicitly which can lead to memory leak and difficult to find bugs</text:p>
        </text:list-item>
        <text:list-item>
          <text:p text:style-name="P35">xxx</text:p>
        </text:list-item>
      </text:list>
      <text:p text:style-name="Standard">Many libraries have been written to try to overcome C drawbacks and even entire new languages have been developed on top of it (Objective-C, C++).</text:p>
      <text:p text:style-name="Standard">This book presents a small library that is </text:p>
      <text:h text:style-name="P27"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30" text:outline-level="1">General Utilities</text:h>
      <text:p text:style-name="Standard">This section deals with a set of utility functions that are <text:s/>used during the development process.</text:p>
      <text:h text:style-name="Heading_20_2" text:outline-level="2">Debugging</text:h>
      <text:p text:style-name="Standard">During debugging, it's a common technique to insert in the code some tracing <text:span text:style-name="code"><text:span text:style-name="T11">printf()</text:span></text:span>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text:span text:style-name="Zeichenformat">#ifdef DEBUG</text:span></text:p>
      <text:p text:style-name="codeblock"><text:span text:style-name="Zeichenformat">printf(“current: %d\n”,k);</text:span></text:p>
      <text:p text:style-name="codeblock"><text:span text:style-name="Zeichenformat">#endif</text:span></text:p>
      <text:p text:style-name="P19">so that they can be disabled when not in debugging mode and can be completely eliminated from the final version.</text:p>
      <text:p text:style-name="Standard">This approach has two main downsides: all those <text:span text:style-name="code">#ifdef</text:span> clutter the <text:soft-page-break/>source code making it harder to read and it is not possible to selectively disable some of the messages.</text:p>
      <text:p text:style-name="Standard"><text:span text:style-name="code">C-libutl</text:span> privides a <text:span text:style-name="code">printf</text:span>-like function (<text:span text:style-name="code">dbgmsg()</text:span>) that will disappear from the source code if the symbol <text:span text:style-name="code">DEBUG</text:span> is not defined. A second function with the same prototype (_<text:span text:style-name="code">dbgmsg()</text:span>) is provided that does nothing, it can be used to turn off a single message.</text:p>
      <text:p text:style-name="Standard">Here is the prototype for each function<text:note text:id="ftn1" text:note-class="footnote"><text:note-citation>2</text:note-citation><text:note-body><text:p text:style-name="Footnote">They are actually implemented as macro but this is transparent to the programmer. </text:p></text:note-body></text:note>:</text:p>
      <text:p text:style-name="codeblock"><text:span text:style-name="code"><text:span text:style-name="T8">int </text:span></text:span><text:span text:style-name="code"><text:span text:style-name="T9">dbgmsg</text:span></text:span><text:span text:style-name="code"><text:span text:style-name="T8">(const char *fmt, ...);</text:span></text:span></text:p>
      <text:p text:style-name="codeblock"><text:span text:style-name="code"><text:span text:style-name="T8">int _</text:span></text:span><text:span text:style-name="code"><text:span text:style-name="T9">dbgmsg</text:span></text:span><text:span text:style-name="code"><text:span text:style-name="T8">(const char *fmt, ...);</text:span></text:span></text:p>
      <text:p text:style-name="P24">They are to be used as normal printf:</text:p>
      <text:p text:style-name="codeblock"><text:span text:style-name="Zeichenformat">dbgmsg(“current: %d\n”,k);</text:span></text:p>
      <text:p text:style-name="Standard">Debug messages and unit tests output normally go on '{stderr}.</text:p>
      <text:p text:style-name="Standard">** This could be not suitable for applications that are not attached to </text:p>
      <text:p text:style-name="Standard">** a console (e.g. background servers, GUI applications).</text:p>
      <text:p text:style-name="Standard">* format string fmt is </text:p>
      <text:p text:style-name="Standard"/>
      <text:p text:style-name="Standard"/>
      <text:p text:style-name="Standard">/* Let's give precedence to '{NDEBUG} over '{DEBUG} */</text:p>
      <text:p text:style-name="Standard"/>
      <text:p text:style-name="Standard">#ifdef NDEBUG</text:p>
      <text:p text:style-name="Standard">#ifdef DEBUG</text:p>
      <text:p text:style-name="Standard">#undef DEBUG</text:p>
      <text:p text:style-name="Standard">#endif</text:p>
      <text:p text:style-name="Standard">#endif</text:p>
      <text:p text:style-name="Standard"><text:soft-page-break/></text:p>
      <text:p text:style-name="Standard">#ifdef DEBUG</text:p>
      <text:p text:style-name="Standard">/* <text:s/>You can use '{=dbgmsg()} as if it was a '|printf()| with the only</text:p>
      <text:p text:style-name="Standard">** difference that the output will be directed to '{utlStderr}.</text:p>
      <text:p text:style-name="Standard">*/</text:p>
      <text:p text:style-name="Standard">#define dbgmsg(...) ((stdout?fflush(stdout):0),\</text:p>
      <text:p text:style-name="Standard"><text:s text:c="21"/>fprintf(utlStderr,"# "),\</text:p>
      <text:p text:style-name="Standard"><text:s text:c="21"/>fprintf(utlStderr,__VA_ARGS__), fflush(utlStderr))</text:p>
      <text:p text:style-name="Standard"/>
      <text:p text:style-name="Standard">/* Note that to ensure that dbg messages are correctly interleaved with other</text:p>
      <text:p text:style-name="Standard">** messages that might have been printed on the screen, '|stdout| is</text:p>
      <text:p text:style-name="Standard">** flushed before printing and '{utlStderr} is flushed right after.</text:p>
      <text:p text:style-name="Standard">*/</text:p>
      <text:p text:style-name="Standard"/>
      <text:p text:style-name="Standard">#else</text:p>
      <text:p text:style-name="Standard">#define dbgmsg(...)</text:p>
      <text:p text:style-name="Standard">#endif /* DEBUG */</text:p>
      <text:p text:style-name="Standard"/>
      <text:p text:style-name="Standard">/* <text:s text:c="2"/>To disable just one call to '{dbgmsg()}, you can place an underscore</text:p>
      <text:p text:style-name="Standard">** before its name as '{=_dbgmsg()} is a macro that always expand to nothing.</text:p>
      <text:p text:style-name="Standard"><text:soft-page-break/>** </text:p>
      <text:p text:style-name="Standard">** <text:s text:c="2"/>If you are worried about the fact that identifiers beginning with an</text:p>
      <text:p text:style-name="Standard">** underscore may be reserved (as per ISO Stanadard 7.1.3) you can replace</text:p>
      <text:p text:style-name="Standard">** it with another character (e.g. '|Xdbgmsg()|). <text:s/>So far I've not find any</text:p>
      <text:p text:style-name="Standard">** reason to do it and using an underscore seems more natural to me. </text:p>
      <text:p text:style-name="Standard">*/</text:p>
      <text:p text:style-name="Standard">#define _dbgmsg(...)</text:p>
      <text:p text:style-name="Standard"/>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2" text:outline-level="2">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2" text:outline-level="2"><text:soft-page-break/>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3" text:outline-level="2">Logging</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2" text:outline-level="2">Finite <text:span text:style-name="T1">State</text:span> Machines</text:h>
      <text:p text:style-name="Standard">Lorem ipsum dolor sit amet, consectetur adipiscing elit. Duis nisl tortor, pharetra consectetur gravida et, volutpat in elit. Proin dapibus dignissi</text:p>
      <text:p text:style-name="Standard">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2" text:outline-level="2"><text:soft-page-break/>Using utl.h</text:h>
      <text:p text:style-name="Standard">is nisl tortor, pharetra consectetur gravida et, volutpat in elit. Proin dapibus dignissi</text:p>
      <text:p text:style-name="P14">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text:p>
      <text:h text:style-name="Heading_20_1" text:outline-level="1">Pattern Matching</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Heading_20_1" text:outline-level="1">Strings</text:h>
      <text:h text:style-name="P28" text:outline-level="1">Containers</text:h>
      <text:h text:style-name="P29" text:outline-level="1">Examples</text:h>
      <text:h text:style-name="P33" text:outline-level="2">pmx2c</text:h>
      <text:h text:style-name="P33" text:outline-level="2">pmxshell</text:h>
      <text:h text:style-name="P33" text:outline-level="2">uncomment</text:h>
      <text:h text:style-name="P33"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Bitstream Vera Sans Mono1"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Georgia" svg:font-family="Georgia" style:font-adornments="Grassetto Corsiv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Grassetto" style:font-family-generic="swiss" style:font-pitch="variable"/>
    <style:font-face style:name="Bitstream Vera Sans1" svg:font-family="'Bitstream Vera Sans'" style:font-adornments="Roman" style:font-family-generic="swiss" style:font-pitch="variable"/>
    <style:font-face style:name="Trebuchet MS" svg:font-family="'Trebuchet MS'" style:font-adornments="Normal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2cm" fo:margin-bottom="0.12cm" fo:line-height="144%" fo:text-align="justify" style:justify-single-word="false" fo:text-indent="0cm" style:auto-text-indent="true"/>
      <style:text-properties style:font-name="Bitstream Vera Serif" fo:font-size="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15.45cm" style:type="right"/>
        </style:tab-stops>
      </style:paragraph-properties>
      <style:text-properties style:font-name="Bitstream Vera Sans1" fo:font-size="8pt"/>
    </style:style>
    <style:style style:name="Heading_20_1" style:display-name="Heading 1" style:family="paragraph" style:parent-style-name="Heading" style:next-style-name="Text_20_body" style:default-outline-level="1" style:class="text" style:master-page-name="Right_20_Page">
      <style:paragraph-properties fo:margin-top="4.5cm" fo:margin-bottom="1.499cm" fo:text-align="end" style:justify-single-word="false" style:page-number="auto" fo:break-before="auto" fo:break-after="auto" fo:background-color="transparent" style:shadow="none">
        <style:tab-stops/>
        <style:background-image/>
      </style:paragraph-properties>
      <style:text-properties style:font-name="Georgia" fo:font-size="180%"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itstream Vera San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941cm"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Georgia"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42cm" style:type="right" style:leader-style="dotted" style:leader-text="."/>
        </style:tab-stops>
      </style:paragraph-properties>
      <style:text-properties fo:font-size="8pt" fo:font-style="normal"/>
    </style:style>
    <style:style style:name="codeblock" style:family="paragraph" style:parent-style-name="Standard">
      <style:paragraph-properties fo:margin-left="0cm" fo:margin-right="0cm" fo:margin-top="0cm" fo:margin-bottom="0cm" fo:line-height="100%" fo:text-indent="0.3cm" style:auto-text-indent="false" fo:background-color="#e6e6e6">
        <style:background-image/>
      </style:paragraph-properties>
      <style:text-properties style:font-name="Bitstream Vera Sans Mono1" fo:font-size="9pt"/>
    </style:style>
    <style:style style:name="list1" style:family="paragraph" style:parent-style-name="List_20_1" style:auto-update="true">
      <style:paragraph-properties fo:margin-left="1cm" fo:margin-right="0cm" fo:margin-top="0cm" fo:margin-bottom="0.12cm" fo:line-height="100%" fo:text-indent="-0.499cm" style:auto-text-indent="false">
        <style:tab-stops>
          <style:tab-stop style:position="0.012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1cm" fo:margin-right="0cm" fo:margin-top="0cm" fo:margin-bottom="0.212cm" fo:line-height="114%" fo:text-indent="-0.499cm" style:auto-text-indent="false">
        <style:tab-stops>
          <style:tab-stop style:position="1cm"/>
        </style:tab-stops>
      </style:paragraph-properties>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1" fo:font-size="8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1.257cm" style:type="center"/>
          <style:tab-stop style:position="15.45cm"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15.24cm" fo:page-height="22.86cm" style:num-format="1" style:print-orientation="portrait" fo:margin-top="2.2cm" fo:margin-bottom="2.2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2">
      <style:page-layout-properties fo:page-width="15.24cm" fo:page-height="22.8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15.24cm" fo:page-height="22.86cm" style:num-format="i" style:print-orientation="portrait" fo:margin-top="2.2cm" fo:margin-bottom="2.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5.24cm" fo:page-height="22.86cm" style:num-format="1" style:print-orientation="portrait" fo:margin-top="2.2cm" fo:margin-bottom="2.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17</text:page-number></text:p>
      </style:footer>
      <style:footer-left>
        <text:p text:style-name="Footer"><text:page-number text:select-page="current">17</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17</text:page-number></text:p>
      </style:footer>
      <style:footer-left>
        <text:p text:style-name="Footer"/>
      </style:footer-left>
    </style:master-page>
    <style:master-page style:name="Right_20_Page" style:display-name="Right Page" style:page-layout-name="Mpm4" style:next-style-name="Standard">
      <style:footer>
        <text:p text:style-name="Footer"><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D </meta:initial-creator>
    <meta:creation-date>2009-12-25T19:15:45.11</meta:creation-date>
    <dc:date>2009-12-26T11:33:25.03</dc:date>
    <dc:creator>RD </dc:creator>
    <meta:editing-duration>PT06H16M49S</meta:editing-duration>
    <meta:editing-cycles>13</meta:editing-cycles>
    <meta:generator>OpenOffice.org/3.1$Win32 OpenOffice.org_project/310m19$Build-9420</meta:generator>
    <meta:document-statistic meta:table-count="0" meta:image-count="2" meta:object-count="0" meta:page-count="25" meta:paragraph-count="128" meta:word-count="1411" meta:character-count="8795"/>
  </office:meta>
</office:document-meta>
</file>